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Historique">
        <table:table-row>
          <table:table-cell table:style-name="pd1" office:value-type="string" office:value="Date">
            <text:p>Date</text:p>
          </table:table-cell>
          <table:table-cell table:style-name="pd1" office:value-type="string" office:value="Recette">
            <text:p>Recette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Tagliatelles veau champi">
            <text:p>Tagliatelles veau champi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Poisson epinards riz">
            <text:p>Poisson epinards riz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Petoncle">
            <text:p>Petoncle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Puree saucisse">
            <text:p>Puree saucisse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Choux de bruxelles graines">
            <text:p>Choux de bruxelles graines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Champi farci">
            <text:p>Champi farci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Tourte a la viande">
            <text:p>Tourte a la viande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Fondue">
            <text:p>Fondue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Apero ++">
            <text:p>Apero ++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Poisson puree">
            <text:p>Poisson puree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Plancha">
            <text:p>Planch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Couscous vegan">
            <text:p>Couscous vegan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Gaufres patates douces avocat">
            <text:p>Gaufres patates douces avocat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Restes">
            <text:p>Rest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